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5eb" officeooo:paragraph-rsid="000735eb"/>
    </style:style>
    <style:style style:name="P2" style:family="paragraph" style:parent-style-name="Standard">
      <style:text-properties officeooo:rsid="000735eb" officeooo:paragraph-rsid="00077a20"/>
    </style:style>
    <style:style style:name="P3" style:family="paragraph" style:parent-style-name="Standard">
      <style:text-properties officeooo:rsid="00077a20" officeooo:paragraph-rsid="00077a20"/>
    </style:style>
    <style:style style:name="P4" style:family="paragraph" style:parent-style-name="Standard">
      <style:text-properties officeooo:rsid="00097127" officeooo:paragraph-rsid="00097127"/>
    </style:style>
    <style:style style:name="P5" style:family="paragraph" style:parent-style-name="Standard">
      <style:text-properties officeooo:rsid="000735eb" officeooo:paragraph-rsid="000735eb"/>
    </style:style>
    <style:style style:name="P6" style:family="paragraph" style:parent-style-name="Standard">
      <style:text-properties officeooo:rsid="000beb06" officeooo:paragraph-rsid="000beb06"/>
    </style:style>
    <style:style style:name="T1" style:family="text">
      <style:text-properties officeooo:rsid="00077a20"/>
    </style:style>
    <style:style style:name="T2" style:family="text">
      <style:text-properties officeooo:rsid="00097127"/>
    </style:style>
    <style:style style:name="T3" style:family="text">
      <style:text-properties officeooo:rsid="000beb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ar um repositório git</text:p>
      <text:p text:style-name="P1"><text:tab/>- git init</text:p>
      <text:p text:style-name="P1"><text:tab/>- git clone (colar url)</text:p>
      <text:p text:style-name="P1"/>
      <text:p text:style-name="P6">Caso queira renomear o nome do ramo principal</text:p>
      <text:p text:style-name="P1"><text:tab/>-<text:span text:style-name="T3">git branch -m &lt;nome anterior&gt; &lt;novo nome&gt;</text:span></text:p>
      <text:p text:style-name="P1"/>
      <text:p text:style-name="P1">Configurar seus dados de usuário</text:p>
      <text:p text:style-name="P1"><text:tab/>- git config <text:s/>--global user.name “digite seu nome aqui”</text:p>
      <text:p text:style-name="P1"><text:tab/>- git config <text:s/>--global user.email “digite seu email aqui”</text:p>
      <text:p text:style-name="P1"/>
      <text:p text:style-name="P1">Verificar o status dos arquivos</text:p>
      <text:p text:style-name="P1"><text:tab/>- git status</text:p>
      <text:p text:style-name="P1"/>
      <text:p text:style-name="P1">Adicionar arquivos para o git fazer o controle </text:p>
      <text:p text:style-name="P1"><text:tab/>- git add (nome do arquivo)</text:p>
      <text:p text:style-name="P1"><text:tab/>- git add . (adicionam todos os arquivos do repositório, menos os que estão no git ignore)</text:p>
      <text:p text:style-name="P1"><text:tab/>- git add *</text:p>
      <text:p text:style-name="P1"/>
      <text:p text:style-name="P1">Preparar os arquivos para envio para repositório on-line</text:p>
      <text:p text:style-name="P1"><text:tab/>- git commit -m “escreva aqui uma boa mensagem”</text:p>
      <text:p text:style-name="P1"/>
      <text:p text:style-name="P3">Setando o endereço do reposi<text:tab/>tório on-line</text:p>
      <text:p text:style-name="P3"><text:tab/>- git remote add origin (copie seu endereço do repositório remoto aqui)<text:tab/></text:p>
      <text:p text:style-name="P3"/>
      <text:p text:style-name="P3">Remover o endereço do repositório</text:p>
      <text:p text:style-name="P2"><text:tab/><text:span text:style-name="T1">- git remote remove origin</text:span></text:p>
      <text:p text:style-name="P2"/>
      <text:p text:style-name="P3">Enviando os dados para o repositório remoto</text:p>
      <text:p text:style-name="P3"><text:tab/>- git push origin (nome da branch)</text:p>
      <text:p text:style-name="P1"/>
      <text:p text:style-name="P3">Criando uma nova branch</text:p>
      <text:p text:style-name="P3"><text:tab/>- <text:span text:style-name="T2">git branch “nome da branch”</text:span></text:p>
      <text:p text:style-name="P1"/>
      <text:p text:style-name="P4">Trocar para outra branch </text:p>
      <text:p text:style-name="P4"><text:tab/>- git checkout “nome da branch”</text:p>
      <text:p text:style-name="P4"/>
      <text:p text:style-name="P4">Criar e já trocar para a branch nova</text:p>
      <text:p text:style-name="P1"><text:tab/>- <text:span text:style-name="T2">git checkout -b “nome da branch”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6T08:44:19.195913369</meta:creation-date>
    <dc:date>2022-08-27T10:33:32.035218823</dc:date>
    <meta:editing-duration>PT9H56M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190" meta:character-count="1055" meta:non-whitespace-character-count="874"/>
  </office:meta>
</office:document-meta>
</file>